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40d1d" officeooo:paragraph-rsid="00140d1d" style:font-size-asian="14pt" style:font-weight-asian="bold" style:font-size-complex="16pt" style:font-weight-complex="bold"/>
    </style:style>
    <style:style style:name="P2" style:family="paragraph" style:parent-style-name="Standard">
      <style:text-properties fo:font-size="14pt" fo:font-weight="bold" officeooo:rsid="00140d1d" officeooo:paragraph-rsid="00140d1d" style:font-size-asian="12.25pt" style:font-weight-asian="bold" style:font-size-complex="14pt" style:font-weight-complex="bold"/>
    </style:style>
    <style:style style:name="P3" style:family="paragraph" style:parent-style-name="Standard">
      <style:text-properties fo:font-size="12pt" fo:font-weight="normal" officeooo:rsid="00140d1d" officeooo:paragraph-rsid="00140d1d" style:font-size-asian="10.5pt" style:font-weight-asian="normal" style:font-size-complex="12pt" style:font-weight-complex="normal"/>
    </style:style>
    <style:style style:name="P4" style:family="paragraph" style:parent-style-name="Standard">
      <style:paragraph-properties fo:margin-top="0.0398in" fo:margin-bottom="0.0398in" loext:contextual-spacing="false" fo:line-height="150%"/>
      <style:text-properties fo:font-size="12pt" fo:font-weight="normal" officeooo:rsid="00140d1d" officeooo:paragraph-rsid="00140d1d" style:font-size-asian="10.5pt" style:font-weight-asian="normal" style:font-size-complex="12pt" style:font-weight-complex="normal"/>
    </style:style>
    <style:style style:name="P5" style:family="paragraph" style:parent-style-name="Standard">
      <style:paragraph-properties fo:margin-top="0.0398in" fo:margin-bottom="0.0398in" loext:contextual-spacing="false" fo:line-height="150%"/>
      <style:text-properties officeooo:paragraph-rsid="00140d1d"/>
    </style:style>
    <style:style style:name="P6" style:family="paragraph" style:parent-style-name="Standard">
      <style:paragraph-properties fo:margin-top="0.0398in" fo:margin-bottom="0.0398in" loext:contextual-spacing="false" fo:line-height="150%"/>
      <style:text-properties officeooo:paragraph-rsid="00140d1d"/>
    </style:style>
    <style:style style:name="T1" style:family="text">
      <style:text-properties officeooo:rsid="0017c907"/>
    </style:style>
    <style:style style:name="T2" style:family="text">
      <style:text-properties fo:font-size="12pt" fo:font-weight="normal" officeooo:rsid="00140d1d" style:font-size-asian="10.5pt" style:font-weight-asian="normal" style:font-size-complex="12pt" style:font-weight-complex="normal"/>
    </style:style>
    <style:style style:name="T3" style:family="text">
      <style:text-properties fo:font-size="12pt" fo:font-weight="normal" officeooo:rsid="00193dea" style:font-size-asian="10.5pt" style:font-weight-asian="normal" style:font-size-complex="12pt" style:font-weight-complex="normal"/>
    </style:style>
    <style:style style:name="T4" style:family="text">
      <style:text-properties fo:font-size="12pt" fo:font-weight="normal" officeooo:rsid="00149023" style:font-size-asian="10.5pt" style:font-weight-asian="normal" style:font-size-complex="12pt" style:font-weight-complex="normal"/>
    </style:style>
    <style:style style:name="T5" style:family="text">
      <style:text-properties fo:font-size="12pt" fo:font-weight="normal" officeooo:rsid="001c8325" style:font-size-asian="10.5pt" style:font-weight-asian="normal" style:font-size-complex="12pt" style:font-weight-complex="normal"/>
    </style:style>
    <style:style style:name="T6" style:family="text">
      <style:text-properties fo:font-size="12pt" fo:font-weight="normal" officeooo:rsid="0017c907"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kyler MacDougall</text:p>
      <text:p text:style-name="P2">Letter of Intent for Vice President of HoGS</text:p>
      <text:p text:style-name="P3"/>
      <text:p text:style-name="P5"><text:span text:style-name="T2"><text:tab/>Hey y’all, its </text:span><text:span text:style-name="T4">your</text:span><text:span text:style-name="T2"> </text:span><text:span text:style-name="T5">current Vice President</text:span><text:span text:style-name="T2">, Skyler. </text:span><text:span text:style-name="T4">I’ve been here for a</text:span><text:span text:style-name="T5">lmost two years now</text:span><text:span text:style-name="T4">, and over that time, I’ve observed much of how this floor works, from many angles. I’ve seen it as an incoming freshman, with no idea that the House of General Science even existed. I’ve seen it as a member, observing the floor, its committees, and how they operate. I’ve seen it as a committee head, doing my best to improve the floor, the facilities available to it, and its outreach tools, through both the website and the lightboard in the social lounge window. </text:span><text:span text:style-name="T5">And I’ve seen it as a Vice President, I’ve seen all of the committees, and their how they connect and how they run amongst each other. </text:span></text:p>
      <text:p text:style-name="P5"><text:span text:style-name="T2"><text:tab/></text:span><text:span text:style-name="T3">During this time, I’ve been able to see the house threw many lenses, and I’ve observed how </text:span><text:span text:style-name="T5">the</text:span><text:span text:style-name="T3"> committees work. As such, I can come into the position of Vice President with experience in several of the committees, so communication from committees to eBoard can be just a little more seamless. I also have an </text:span><text:span text:style-name="T5">excellent</text:span><text:span text:style-name="T3"> understanding of how the Vice President role works, </text:span><text:span text:style-name="T5">now being the Vice President for several weeks now. </text:span></text:p>
      <text:p text:style-name="P5"><text:span text:style-name="T2"><text:tab/></text:span><text:span text:style-name="T4">If I am elected to the position, I will </text:span><text:span text:style-name="T5">continue to </text:span><text:span text:style-name="T4">fulfill the duties of the role to the best of my ability, </text:span><text:span text:style-name="T5">continuing to update points weekly as much as possible</text:span><text:span text:style-name="T4">, working with committees when and if issues arise, and overall, being a good role model for the floor. This position deserves a ton of effort put into it, and as such I will </text:span><text:span text:style-name="T5">continue to</text:span><text:span text:style-name="T4"> put as much effort into it as I </text:span><text:span text:style-name="T5">have been thus far</text:span><text:span text:style-name="T4">. </text:span></text:p>
      <text:p text:style-name="P5"><text:span text:style-name="T2"><text:tab/></text:span><text:span text:style-name="T6">Despite not even realizing that I was on HoGS, or what HoGS was for that matter, when I first came to RIT, I quickly was sucked in, and had a blast. This floor pulled me out of my shell and has pulled me through good times and bad. This floor has changed my life for the better, and I want to give back, and </text:span><text:span text:style-name="T5">while I’ve been in this position, I feel like I haven’t truly given back yet, and I feel I have a responsibility to fulfill my role fully</text:span><text:span text:style-name="T6">. Thank y’all for your time, and good luck, to both the individual elected to VP, be it myself or someone else, and to everybody with classes this semester.</text:span></text:p>
      <text:p text:style-name="P4"><text:tab/>- <text:span text:style-name="T1">Skyler MacDougal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3T14:31:10.609248394</meta:creation-date>
    <dc:date>2020-02-25T13:14:08.130344494</dc:date>
    <meta:editing-duration>PT25M58S</meta:editing-duration>
    <meta:editing-cycles>4</meta:editing-cycles>
    <meta:generator>LibreOffice/6.4.0.3$Linux_X86_64 LibreOffice_project/40$Build-3</meta:generator>
    <dc:creator>Skyler MacDougall</dc:creator>
    <meta:document-statistic meta:table-count="0" meta:image-count="0" meta:object-count="0" meta:page-count="1" meta:paragraph-count="7" meta:word-count="409" meta:character-count="2203" meta:non-whitespace-character-count="1793"/>
  </office:meta>
</office:document-meta>
</file>